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Verdana" svg:font-family="Verdana"/>
    <style:font-face style:name="Verdana1" svg:font-family="Verdana1"/>
    <style:font-face style:name="Verdana11" svg:font-family="Verdana1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022cm"/>
    </style:style>
    <style:style style:name="co5" style:family="table-column">
      <style:table-column-properties fo:break-before="auto" style:column-width="18.759cm"/>
    </style:style>
    <style:style style:name="co6" style:family="table-column">
      <style:table-column-properties fo:break-before="auto" style:column-width="3.493cm"/>
    </style:style>
    <style:style style:name="co7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1.245cm"/>
    </style:style>
    <style:style style:name="co11" style:family="table-column">
      <style:table-column-properties fo:break-before="auto" style:column-width="2.408cm"/>
    </style:style>
    <style:style style:name="co8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2.461cm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3.36cm"/>
    </style:style>
    <style:style style:name="co16" style:family="table-column">
      <style:table-column-properties fo:break-before="auto" style:column-width="4.26cm"/>
    </style:style>
    <style:style style:name="co17" style:family="table-column">
      <style:table-column-properties fo:break-before="auto" style:column-width="18.468cm"/>
    </style:style>
    <style:style style:name="co18" style:family="table-column">
      <style:table-column-properties fo:break-before="auto" style:column-width="14.658cm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533cm" fo:break-before="auto" style:use-optimal-row-height="true"/>
    </style:style>
    <style:style style:name="ro4" style:family="table-row">
      <style:table-row-properties style:row-height="1.02cm" fo:break-before="auto" style:use-optimal-row-height="true"/>
    </style:style>
    <style:style style:name="ro5" style:family="table-row">
      <style:table-row-properties style:row-height="0.533cm" fo:break-before="auto" style:use-optimal-row-height="true"/>
    </style:style>
    <style:style style:name="ro1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464cm" fo:break-before="auto" style:use-optimal-row-height="true"/>
    </style:style>
    <style:style style:name="ro8" style:family="table-row">
      <style:table-row-properties style:row-height="0.882cm" fo:break-before="auto" style:use-optimal-row-height="true"/>
    </style:style>
    <style:style style:name="ro9" style:family="table-row">
      <style:table-row-properties style:row-height="5.477cm" fo:break-before="auto" style:use-optimal-row-height="true"/>
    </style:style>
    <style:style style:name="ro10" style:family="table-row">
      <style:table-row-properties style:row-height="2.134cm" fo:break-before="auto" style:use-optimal-row-height="true"/>
    </style:style>
    <style:style style:name="ro11" style:family="table-row">
      <style:table-row-properties style:row-height="1.716cm" fo:break-before="auto" style:use-optimal-row-height="true"/>
    </style:style>
    <style:style style:name="ro12" style:family="table-row">
      <style:table-row-properties style:row-height="5.662cm" fo:break-before="auto" style:use-optimal-row-height="true"/>
    </style:style>
    <style:style style:name="ro13" style:family="table-row">
      <style:table-row-properties style:row-height="3.11cm" fo:break-before="auto" style:use-optimal-row-height="true"/>
    </style:style>
    <style:style style:name="ro14" style:family="table-row">
      <style:table-row-properties style:row-height="1.314cm" fo:break-before="auto" style:use-optimal-row-height="true"/>
    </style:style>
    <style:style style:name="ro15" style:family="table-row">
      <style:table-row-properties style:row-height="1.572cm" fo:break-before="auto" style:use-optimal-row-height="true"/>
    </style:style>
    <style:style style:name="ro16" style:family="table-row">
      <style:table-row-properties style:row-height="6.311cm" fo:break-before="auto" style:use-optimal-row-height="true"/>
    </style:style>
    <style:style style:name="ro17" style:family="table-row">
      <style:table-row-properties style:row-height="0.42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 style:vertical-align="automatic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wrap-option="wrap" style:vertical-align="top"/>
      <style:text-properties fo:color="#0000ff"/>
    </style:style>
    <style:style style:name="ce14" style:family="table-cell" style:parent-style-name="Default" style:data-style-name="N0">
      <style:table-cell-properties style:vertical-align="top"/>
      <style:text-properties fo:color="#0000ff"/>
    </style:style>
    <style:style style:name="ce15" style:family="table-cell" style:parent-style-name="Default" style:data-style-name="N0">
      <style:text-properties fo:color="#0000ff"/>
    </style:style>
    <style:style style:name="ce4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wrap-option="wrap" style:vertical-align="top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ackground-color="transparent" fo:wrap-option="wrap" style:vertical-align="top"/>
    </style:style>
    <style:style style:name="ce8" style:family="table-cell" style:parent-style-name="Default" style:data-style-name="N0">
      <style:table-cell-properties fo:wrap-option="wrap" style:vertical-align="top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transparent"/>
      <style:text-properties style:font-name="Arial1" style:font-name-asian="Arial1" style:font-name-complex="Arial1"/>
    </style:style>
    <style:style style:name="ce20" style:family="table-cell" style:parent-style-name="Default" style:data-style-name="N0">
      <style:text-properties fo:color="#c41a16"/>
    </style:style>
    <style:style style:name="ce21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2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3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background-color="transparent"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6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7" style:family="table-cell" style:parent-style-name="Default" style:data-style-name="N0">
      <style:table-cell-properties fo:wrap-option="wrap" style:vertical-align="top"/>
      <style:text-properties style:font-name="Verdana2" fo:font-size="10pt" style:font-name-asian="Verdana2" style:font-size-asian="10pt" style:font-name-complex="Verdana2" style:font-size-complex="10pt"/>
    </style:style>
    <style:style style:name="ce28" style:family="table-cell" style:parent-style-name="Default" style:data-style-name="N0">
      <style:table-cell-properties fo:wrap-option="wrap" style:vertical-align="top"/>
      <style:text-properties style:font-name="Verdana11" fo:font-size="10pt" style:font-name-asian="Verdana11" style:font-size-asian="10pt" style:font-name-complex="Verdana11" style:font-size-complex="10pt"/>
    </style:style>
    <style:style style:name="ce29" style:family="table-cell" style:parent-style-name="Default" style:data-style-name="N0">
      <style:table-cell-properties fo:wrap-option="wrap" style:vertical-align="top"/>
      <style:text-properties fo:color="#008000" fo:font-size="12pt" style:font-name-asian="Verdana11" style:font-size-asian="10pt" style:font-name-complex="Verdana11" style:font-size-complex="10pt"/>
    </style:style>
    <style:style style:name="ce30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Verdana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Verdana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0pt" style:language-asian="zh" style:country-asian="CN" style:font-style-asian="normal" style:font-weight-asian="normal" style:font-name-complex="Verdan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Verdana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1pt" style:language-asian="zh" style:country-asian="CN" style:font-style-asian="normal" style:font-weight-asian="normal" style:font-name-complex="Verdan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style:text-outline="false" style:text-line-through-styl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4" style:family="text">
      <style:text-properties fo:color="#000000" fo:font-size="12pt"/>
    </style:style>
    <style:style style:name="T5" style:family="text">
      <style:text-properties fo:color="#000096" fo:font-size="12pt"/>
    </style:style>
    <style:style style:name="T6" style:family="text">
      <style:text-properties fo:color="#fa6400" fo:font-size="12pt"/>
    </style:style>
    <style:style style:name="T7" style:family="text">
      <style:text-properties fo:color="#646464" fo:font-size="12pt"/>
    </style:style>
  </office:automatic-styles>
  <office:body>
    <office:spreadsheet>
      <table:calculation-settings table:case-sensitive="false" table:search-criteria-must-apply-to-whole-cell="false">
        <table:null-date table:date-value="1904-01-01"/>
        <table:iteration table:maximum-difference="0.0001"/>
      </table:calculation-settings>
      <table:table table:name="abstract" table:style-name="ta1">
        <table:table-column table:style-name="co4" table:default-cell-style-name="ce6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9" table:default-cell-style-name="ce6"/>
        <table:table-column table:style-name="co10" table:default-cell-style-name="ce6"/>
        <table:table-column table:style-name="co11" table:number-columns-repeated="251" table:default-cell-style-name="ce6"/>
        <table:table-column table:style-name="co11" table:number-columns-repeated="765" table:default-cell-style-name="ce1"/>
        <table:table-column table:style-name="co8" table:default-cell-style-name="ce1"/>
        <table:table-column table:style-name="co8" table:default-cell-style-name="Default"/>
        <table:table-row table:style-name="ro2">
          <table:table-cell table:style-name="ce4" office:value-type="string">
            <text:p>RuleID</text:p>
          </table:table-cell>
          <table:table-cell table:style-name="ce8" office:value-type="string">
            <text:p>rulenote</text:p>
          </table:table-cell>
          <table:table-cell table:style-name="ce4" office:value-type="string">
            <text:p>target</text:p>
          </table:table-cell>
          <table:table-cell table:style-name="ce4" office:value-type="string">
            <text:p>errorlevel</text:p>
          </table:table-cell>
          <table:table-cell table:style-name="ce4" office:value-type="string">
            <text:p>source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5" office:value-type="string">
            <text:p>BIIRULE-T15-R011</text:p>
          </table:table-cell>
          <table:table-cell office:value-type="string">
            <text:p>Invoice total line extension amount MUST equal the sum of the line totals</text:p>
          </table:table-cell>
          <table:table-cell table:style-name="ce11" office:value-type="string">
            <text:p>Total Amounts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BIIRULE-T15-R012</text:p>
          </table:table-cell>
          <table:table-cell office:value-type="string">
            <text:p>An invoice tax exclusive amount MUST equal the sum of lines plus allowances and charges on header level.</text:p>
          </table:table-cell>
          <table:table-cell table:style-name="ce11" office:value-type="string">
            <text:p>Total Amounts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BIIRULE-T15-R013</text:p>
          </table:table-cell>
          <table:table-cell office:value-type="string">
            <text:p>An invoice tax inclusive amount MUST equal the tax exclusive amount plus all tax total amounts and the rounding amount.</text:p>
          </table:table-cell>
          <table:table-cell table:style-name="ce11" office:value-type="string">
            <text:p>Total Amounts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14</text:p>
          </table:table-cell>
          <table:table-cell office:value-type="string">
            <text:p>Tax inclusive amount in an invoice MUST NOT be negative</text:p>
          </table:table-cell>
          <table:table-cell table:style-name="ce11" office:value-type="string">
            <text:p>Total Amounts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15</text:p>
          </table:table-cell>
          <table:table-cell office:value-type="string">
            <text:p>Total allowance it MUST be equal to the sum of allowances at document level</text:p>
          </table:table-cell>
          <table:table-cell table:style-name="ce11" office:value-type="string">
            <text:p>Total Amounts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16</text:p>
          </table:table-cell>
          <table:table-cell office:value-type="string">
            <text:p>Total charges it MUST be equal to the sum of document level charges.</text:p>
          </table:table-cell>
          <table:table-cell table:style-name="ce11" office:value-type="string">
            <text:p>Total Amounts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17</text:p>
          </table:table-cell>
          <table:table-cell office:value-type="string">
            <text:p>Amount due is the tax inclusive amount minus what has been prepaid.</text:p>
          </table:table-cell>
          <table:table-cell table:style-name="ce11" office:value-type="string">
            <text:p>Total Amounts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09</text:p>
          </table:table-cell>
          <table:table-cell office:value-type="string">
            <text:p>An invoice MUST have a tax total refering to a single tax scheme</text:p>
          </table:table-cell>
          <table:table-cell table:style-name="ce11" office:value-type="string">
            <text:p>Tax Total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10</text:p>
          </table:table-cell>
          <table:table-cell office:value-type="string">
            <text:p>Each tax total MUST equal the sum of the subcategory amounts.</text:p>
          </table:table-cell>
          <table:table-cell table:style-name="ce11" office:value-type="string">
            <text:p>Tax Total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47</text:p>
          </table:table-cell>
          <table:table-cell office:value-type="string">
            <text:p>A corrective invoice MUST specify the taxable amount per tax subtotal.</text:p>
          </table:table-cell>
          <table:table-cell table:style-name="ce11" office:value-type="string">
            <text:p>Tax Subtotal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48</text:p>
          </table:table-cell>
          <table:table-cell office:value-type="string">
            <text:p>A corrective invoice MUST specify the tax amount per tax subtotal.</text:p>
          </table:table-cell>
          <table:table-cell table:style-name="ce11" office:value-type="string">
            <text:p>Tax Subtotal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50</text:p>
          </table:table-cell>
          <table:table-cell office:value-type="string">
            <text:p>Every tax scheme MUST be defined through an identifier.</text:p>
          </table:table-cell>
          <table:table-cell table:style-name="ce11" office:value-type="string">
            <text:p>Tax Schem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49</text:p>
          </table:table-cell>
          <table:table-cell office:value-type="string">
            <text:p>Every tax category MUST be defined through an identifier.</text:p>
          </table:table-cell>
          <table:table-cell table:style-name="ce11" office:value-type="string">
            <text:p>Tax Category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BIIRULE-T15-R002</text:p>
          </table:table-cell>
          <table:table-cell table:style-name="ce7" office:value-type="string">
            <text:p>A supplier address in an invoice SHOULD contain at least the city name and a zip code or have an address identifier.</text:p>
          </table:table-cell>
          <table:table-cell table:style-name="ce11" office:value-type="string">
            <text:p>Supplier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03</text:p>
          </table:table-cell>
          <table:table-cell table:style-name="ce7" office:value-type="string">
            <text:p>In cross border trade the VAT identifier for the supplier should be prefixed with country code.</text:p>
          </table:table-cell>
          <table:table-cell table:style-name="ce11" office:value-type="string">
            <text:p>Supplier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06</text:p>
          </table:table-cell>
          <table:table-cell office:value-type="string">
            <text:p>Payment means due date in an invoice SHOULD be later or equal than issue date.</text:p>
          </table:table-cell>
          <table:table-cell table:style-name="ce11" office:value-type="string">
            <text:p>Payment Means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07</text:p>
          </table:table-cell>
          <table:table-cell office:value-type="string">
            <text:p>If payment means is funds transfer, invoice MUST have a financial account</text:p>
          </table:table-cell>
          <table:table-cell table:style-name="ce11" office:value-type="string">
            <text:p>Payment Means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08</text:p>
          </table:table-cell>
          <table:table-cell office:value-type="string">
            <text:p>If bank account is IBAN the BIC code SHOULD also be provided.</text:p>
          </table:table-cell>
          <table:table-cell table:style-name="ce11" office:value-type="string">
            <text:p>Payment Means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45</text:p>
          </table:table-cell>
          <table:table-cell office:value-type="string">
            <text:p>When specifying payment means, A corrective invoice MUST specify the payment coded.</text:p>
          </table:table-cell>
          <table:table-cell table:style-name="ce11" office:value-type="string">
            <text:p>Payment Means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BIIRULE-T15-R042</text:p>
          </table:table-cell>
          <table:table-cell office:value-type="string">
            <text:p>Company identifier MUST be specified when describing a company legal entity.</text:p>
          </table:table-cell>
          <table:table-cell table:style-name="ce11" office:value-type="string">
            <text:p>Party Legal Entity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22</text:p>
          </table:table-cell>
          <table:table-cell table:style-name="ce9" office:value-type="string">
            <text:p>Prices of items MUST NOT be negative.</text:p>
          </table:table-cell>
          <table:table-cell table:style-name="ce11" office:value-type="string">
            <text:p>Item Price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19</text:p>
          </table:table-cell>
          <table:table-cell office:value-type="string">
            <text:p>Product names SHOULD NOT exceed 50 characters long</text:p>
          </table:table-cell>
          <table:table-cell table:style-name="ce11" office:value-type="string">
            <text:p>Item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BIIRULE-T15-R020</text:p>
          </table:table-cell>
          <table:table-cell office:value-type="string">
            <text:p>If standard identifiers are provided within an item description, an Scheme Identifier SHOULD be provided (e.g. GTIN)</text:p>
          </table:table-cell>
          <table:table-cell table:style-name="ce11" office:value-type="string">
            <text:p>Item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21</text:p>
          </table:table-cell>
          <table:table-cell table:style-name="ce9" office:value-type="string">
            <text:p>Classification codes within an item description SHOULD use a standard scheme for codes (e.g. CPV or UNSPSC)</text:p>
          </table:table-cell>
          <table:table-cell table:style-name="ce11" office:value-type="string">
            <text:p>Item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style-name="ce13"/>
          <table:table-cell table:style-name="ce14" table:number-columns-repeated="251"/>
          <table:table-cell table:style-name="ce15" table:number-columns-repeated="766"/>
          <table:table-cell/>
        </table:table-row>
        <table:table-row table:style-name="ro3">
          <table:table-cell table:style-name="ce5" office:value-type="string">
            <text:p>BIIRULE-T15-R001</text:p>
          </table:table-cell>
          <table:table-cell office:value-type="string">
            <text:p>A corrective invoice period end date MUST be later or equal to an invoice period start date</text:p>
          </table:table-cell>
          <table:table-cell table:style-name="ce11" office:value-type="string">
            <text:p>Invoice Period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4">
          <table:table-cell table:style-name="ce5" office:value-type="string">
            <text:p>BIIRULE-T15-R018</text:p>
          </table:table-cell>
          <table:table-cell office:value-type="string">
            <office:annotation draw:style-name="gr1" draw:text-style-name="P1" svg:width="2.884cm" svg:height="1.905cm" svg:x="22.55cm" svg:y="12.915cm" draw:caption-point-x="0.135cm" draw:caption-point-y="3.255cm">
              <dc:creator>OB</dc:creator>
              <dc:date>1899-12-30T00:00:00</dc:date>
              <text:p text:style-name="P1"><text:span text:style-name="T1">Added as a result of EC convergence</text:span></text:p>
              <text:p text:style-name="P1"><text:span text:style-name="T2"/></text:p>
            </office:annotation>
            <text:p>Invoice line amount MUST be equal to the price amount multiplied by the quantity <text:span text:style-name="T3">plus charges minus allowances at line level</text:span></text:p>
          </table:table-cell>
          <table:table-cell table:style-name="ce11" office:value-type="string">
            <text:p>Invoice Lin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8"/>
          <table:table-cell table:style-name="ce1"/>
        </table:table-row>
        <table:table-row table:style-name="ro3">
          <table:table-cell table:style-name="ce5" office:value-type="string">
            <text:p>BIIRULE-T15-R026</text:p>
          </table:table-cell>
          <table:table-cell office:value-type="string">
            <text:p>Each corrective invoice line MUST contain the product/service name</text:p>
          </table:table-cell>
          <table:table-cell table:style-name="ce11" office:value-type="string">
            <text:p>Invoice Lin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33</text:p>
          </table:table-cell>
          <table:table-cell office:value-type="string">
            <text:p>Corrective Invoice lines MUST have a line identifier.</text:p>
          </table:table-cell>
          <table:table-cell table:style-name="ce11" office:value-type="string">
            <text:p>Invoice Lin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5" office:value-type="string">
            <text:p>BIIRULE-T15-R051</text:p>
          </table:table-cell>
          <table:table-cell office:value-type="string">
            <text:p>Corrective Invoice lines MUST have a line total amount.</text:p>
          </table:table-cell>
          <table:table-cell table:style-name="ce11" office:value-type="string">
            <text:p>Invoice Line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5">
          <table:table-cell table:style-name="ce7" office:value-type="string">
            <text:p>BIIRULE-T15-R052</text:p>
          </table:table-cell>
          <table:table-cell office:value-type="string">
            <text:p>Corrective Invoice lines MUST contain the item price</text:p>
          </table:table-cell>
          <table:table-cell table:style-name="ce12" office:value-type="string">
            <text:p>Invoice Line</text:p>
          </table:table-cell>
          <table:table-cell table:style-name="ce5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1" table:number-columns-repeated="252"/>
          <table:table-cell table:number-columns-repeated="766"/>
          <table:table-cell table:style-name="ce1"/>
        </table:table-row>
        <table:table-row table:style-name="ro3">
          <table:table-cell table:style-name="ce5" office:value-type="string">
            <text:p>BIIRULE-T15-R023</text:p>
          </table:table-cell>
          <table:table-cell table:style-name="ce7" office:value-type="string">
            <text:p>A corrective invoice MUST have a reference to an invoice. 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24</text:p>
          </table:table-cell>
          <table:table-cell office:value-type="string">
            <text:p>A corrective invoice MUST have the date of issue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25</text:p>
          </table:table-cell>
          <table:table-cell office:value-type="string">
            <text:p>A corrective invoice MUST have an invoice number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BIIRULE-T15-R027</text:p>
          </table:table-cell>
          <table:table-cell office:value-type="string">
            <text:p>A corrective invoice MUST contain the full name of the supplier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5">
          <table:table-cell table:style-name="ce5" office:value-type="string">
            <text:p>BIIRULE-T15-R028</text:p>
          </table:table-cell>
          <table:table-cell office:value-type="string">
            <text:p>A corrective invoice MUST contain the full name of the customer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BIIRULE-T15-R029</text:p>
          </table:table-cell>
          <table:table-cell office:value-type="string">
            <text:p>If the VAT total amount in an invoice exists then the sum of taxable amount in sub categories MUST equal the sum of invoice tax exclusive amount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1"/>
          <table:table-cell table:number-columns-repeated="1018"/>
        </table:table-row>
        <table:table-row table:style-name="ro3">
          <table:table-cell table:style-name="ce5" office:value-type="string">
            <text:p>BIIRULE-T15-R030</text:p>
          </table:table-cell>
          <table:table-cell office:value-type="string">
            <text:p>A corrective invoice MUST have a syntax identifier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31</text:p>
          </table:table-cell>
          <table:table-cell office:value-type="string">
            <text:p>A corrective invoice MUST have a customization identifier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32</text:p>
          </table:table-cell>
          <table:table-cell office:value-type="string">
            <text:p>A corrective invoice MUST have a profile identifier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34</text:p>
          </table:table-cell>
          <table:table-cell office:value-type="string">
            <text:p>A corrective invoice MUST specify at least one line item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35</text:p>
          </table:table-cell>
          <table:table-cell office:value-type="string">
            <text:p>A corrective invoice MUST have a currency code for the document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36</text:p>
          </table:table-cell>
          <table:table-cell table:style-name="ce9" office:value-type="string">
            <text:p>Any reference to an order MUST specify the order identifier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37</text:p>
          </table:table-cell>
          <table:table-cell table:style-name="ce9" office:value-type="string">
            <text:p>Any reference to a contract MUST specify the contract identifier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39</text:p>
          </table:table-cell>
          <table:table-cell office:value-type="string">
            <text:p>A corrective invoice MUST specify the total payable amount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40</text:p>
          </table:table-cell>
          <table:table-cell office:value-type="string">
            <text:p>A corrective invoice MUST specify the total amount with taxes included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5" office:value-type="string">
            <text:p>BIIRULE-T15-R043</text:p>
          </table:table-cell>
          <table:table-cell office:value-type="string">
            <text:p>A corrective invoice MUST specify the total amount without taxes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44</text:p>
          </table:table-cell>
          <table:table-cell office:value-type="string">
            <text:p>A corrective invoice MUST specify the sum of the line amounts.</text:p>
          </table:table-cell>
          <table:table-cell table:style-name="ce11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5">
          <table:table-cell table:style-name="ce7" office:value-type="string">
            <text:p>BIIRULE-T15-R053</text:p>
          </table:table-cell>
          <table:table-cell office:value-type="string">
            <text:p>A corrective invoice MUST contain tax information</text:p>
          </table:table-cell>
          <table:table-cell table:style-name="ce12" office:value-type="string">
            <text:p>Invoice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1" table:number-columns-repeated="252"/>
          <table:table-cell table:number-columns-repeated="766"/>
          <table:table-cell table:style-name="ce1"/>
        </table:table-row>
        <table:table-row table:style-name="ro4">
          <table:table-cell table:style-name="ce5" office:value-type="string">
            <text:p>BIIRULE-T15-R004</text:p>
          </table:table-cell>
          <table:table-cell table:style-name="ce7" office:value-type="string">
            <text:p>A customer address in an invoice SHOULD contain at least city and zip code or have an address identifier.</text:p>
          </table:table-cell>
          <table:table-cell table:style-name="ce11" office:value-type="string">
            <text:p>Customer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05</text:p>
          </table:table-cell>
          <table:table-cell table:style-name="ce7" office:value-type="string">
            <text:p>In cross border trade the VAT identifier for the customer should be prefixed with country code.</text:p>
          </table:table-cell>
          <table:table-cell table:style-name="ce11" office:value-type="string">
            <text:p>Customer</text:p>
          </table:table-cell>
          <table:table-cell table:style-name="ce5" office:value-type="string">
            <text:p>warning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BIIRULE-T15-R041</text:p>
          </table:table-cell>
          <table:table-cell office:value-type="string">
            <text:p>Country in an address MUST be specified using the country code.</text:p>
          </table:table-cell>
          <table:table-cell table:style-name="ce11" office:value-type="string">
            <text:p>Country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4">
          <table:table-cell table:style-name="ce5" office:value-type="string">
            <text:p>BIIRULE-T15-R038</text:p>
          </table:table-cell>
          <table:table-cell office:value-type="string">
            <text:p>For any document referred in an invoice, A corrective invoice MUST specify the document identifier.</text:p>
          </table:table-cell>
          <table:table-cell table:style-name="ce11" office:value-type="string">
            <text:p>Annex</text:p>
          </table:table-cell>
          <table:table-cell table:style-name="ce1" office:value-type="string">
            <text:p>fatal</text:p>
          </table:table-cell>
          <table:table-cell table:style-name="ce1" office:value-type="string">
            <text:p>T15</text:p>
          </table:table-cell>
          <table:table-cell table:number-columns-repeated="1019"/>
        </table:table-row>
        <table:table-row table:style-name="ro3">
          <table:table-cell table:style-name="ce7" office:value-type="string">
            <text:p>BIIRULE-T15-R046</text:p>
          </table:table-cell>
          <table:table-cell table:style-name="ce10" office:value-type="string">
            <text:p>Any reference to a document MUST specify the document identifier.</text:p>
          </table:table-cell>
          <table:table-cell table:style-name="ce11" office:value-type="string">
            <text:p>Annex</text:p>
          </table:table-cell>
          <table:table-cell table:style-name="ce11" office:value-type="string">
            <text:p>fatal</text:p>
          </table:table-cell>
          <table:table-cell table:style-name="ce1" office:value-type="string">
            <text:p>T15</text:p>
          </table:table-cell>
          <table:table-cell table:style-name="ce14" table:number-columns-repeated="251"/>
          <table:table-cell table:style-name="ce15" table:number-columns-repeated="766"/>
          <table:table-cell table:number-columns-repeated="2"/>
        </table:table-row>
        <table:table-row table:style-name="ro2" table:number-rows-repeated="2">
          <table:table-cell table:style-name="Default" table:number-columns-repeated="1023"/>
          <table:table-cell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BL" table:style-name="ta1">
        <table:table-column table:style-name="co15" table:default-cell-style-name="ce23"/>
        <table:table-column table:style-name="co16" table:default-cell-style-name="ce23"/>
        <table:table-column table:style-name="co17" table:default-cell-style-name="ce31"/>
        <table:table-column table:style-name="co12" table:default-cell-style-name="ce23"/>
        <table:table-column table:style-name="co18" table:default-cell-style-name="ce23"/>
        <table:table-column table:style-name="co12" table:number-columns-repeated="1018" table:default-cell-style-name="ce23"/>
        <table:table-column table:style-name="co8" table:default-cell-style-name="ce23"/>
        <table:table-row table:style-name="ro7">
          <table:table-cell table:style-name="ce21" office:value-type="string">
            <text:p>Source</text:p>
          </table:table-cell>
          <table:table-cell table:style-name="ce21" office:value-type="string">
            <text:p>Rule ID</text:p>
          </table:table-cell>
          <table:table-cell table:style-name="ce26" office:value-type="string">
            <text:p>Predicate</text:p>
          </table:table-cell>
          <table:table-cell table:style-name="ce21" office:value-type="string">
            <text:p>Prerequisite</text:p>
          </table:table-cell>
          <table:table-cell table:number-columns-repeated="1020"/>
        </table:table-row>
        <table:table-row table:style-name="ro8">
          <table:table-cell table:style-name="ce22" office:value-type="string">
            <text:p>T15</text:p>
          </table:table-cell>
          <table:table-cell table:style-name="ce24" office:value-type="string">
            <text:p>BIIRULE-T15-R001</text:p>
          </table:table-cell>
          <table:table-cell table:style-name="ce27" office:value-type="string">
            <text:p>(cbc:StartDate and cbc:EndDate) and (number(translate(cbc:StartDate,'-','')) &lt;= number(translate(cbc:EndDate,'-','')))</text:p>
          </table:table-cell>
          <table:table-cell table:number-columns-repeated="1021"/>
        </table:table-row>
        <table:table-row table:style-name="ro8">
          <table:table-cell table:style-name="ce22" office:value-type="string">
            <text:p>T15</text:p>
          </table:table-cell>
          <table:table-cell table:style-name="ce24" office:value-type="string">
            <text:p>BIIRULE-T15-R002</text:p>
          </table:table-cell>
          <table:table-cell table:style-name="ce24" office:value-type="string">
            <text:p>(cac:Party/cac:PostalAddress/cbc:CityName and cac:Party/cac:PostalAddress/cbc:PostalZone) or (cac:Party/cac:PostalAddress/cbc:ID)</text:p>
          </table:table-cell>
          <table:table-cell table:style-name="ce22"/>
          <table:table-cell table:number-columns-repeated="1020"/>
        </table:table-row>
        <table:table-row table:style-name="ro9">
          <table:table-cell table:style-name="ce22" office:value-type="string">
            <text:p>T15</text:p>
          </table:table-cell>
          <table:table-cell table:style-name="ce24" office:value-type="string">
            <text:p>BIIRULE-T15-R003</text:p>
          </table:table-cell>
          <table:table-cell table:style-name="ce24" office:value-type="string">
            <text:p>((cac:Party/cac:PartyTaxScheme[cac:TaxScheme/cbc:ID='VAT']/cbc:CompanyID) and (cac:Party/cac:PostalAddress/cac:Country/cbc:IdentificationCode) and (following::cac:AccountingCustomerParty/cac:Party/cac:PostalAddress/cac:Country/cbc:IdentificationCode) and ((cac:Party/cac:PostalAddress/cac:Country/cbc:IdentificationCode) = (following::cac:AccountingCustomerParty/cac:Party/cac:PostalAddress/cac:Country/cbc:IdentificationCode) or ((cac:Party/cac:PostalAddress/cac:Country/cbc:IdentificationCode) != (following::cac:AccountingCustom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following::cac:AccountingCustomerParty/cac:Party/cac:PostalAddress/cac:Country/cbc:IdentificationCode))</text:p>
          </table:table-cell>
          <table:table-cell table:style-name="ce24"/>
          <table:table-cell table:number-columns-repeated="1020"/>
        </table:table-row>
        <table:table-row table:style-name="ro8">
          <table:table-cell table:style-name="ce22" office:value-type="string">
            <text:p>T15</text:p>
          </table:table-cell>
          <table:table-cell table:style-name="ce24" office:value-type="string">
            <text:p>BIIRULE-T15-R004</text:p>
          </table:table-cell>
          <table:table-cell table:style-name="ce24" office:value-type="string">
            <text:p>(cac:Party/cac:PostalAddress/cbc:CityName and cac:Party/cac:PostalAddress/cbc:PostalZone) or (cac:Party/cac:PostalAddress/cbc:ID)</text:p>
          </table:table-cell>
          <table:table-cell table:style-name="ce22"/>
          <table:table-cell table:number-columns-repeated="1020"/>
        </table:table-row>
        <table:table-row table:style-name="ro9">
          <table:table-cell table:style-name="ce22" office:value-type="string">
            <text:p>T15</text:p>
          </table:table-cell>
          <table:table-cell table:style-name="ce24" office:value-type="string">
            <text:p>BIIRULE-T15-R005</text:p>
          </table:table-cell>
          <table:table-cell table:style-name="ce24" office:value-type="string">
            <text:p>((cac:Party/cac:PartyTaxScheme[cac:TaxScheme/cbc:ID='VAT']/cbc:CompanyID) and (cac:Party/cac:PostalAddress/cac:Country/cbc:IdentificationCode) and (preceding::cac:AccountingSupplierParty/cac:Party/cac:PostalAddress/cac:Country/cbc:IdentificationCode) and <text:s/>((cac:Party/cac:PostalAddress/cac:Country/cbc:IdentificationCode) = (preceding::cac:AccountingSupplierParty/cac:Party/cac:PostalAddress/cac:Country/cbc:IdentificationCode) or ((cac:Party/cac:PostalAddress/cac:Country/cbc:IdentificationCode) != (preceding::cac:AccountingSuppli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preceding::cac:AccountingSupplierParty/cac:Party/cac:PostalAddress/cac:Country/cbc:IdentificationCode))</text:p>
          </table:table-cell>
          <table:table-cell table:number-columns-repeated="1021"/>
        </table:table-row>
        <table:table-row table:style-name="ro10">
          <table:table-cell table:style-name="ce22" office:value-type="string">
            <text:p>T15</text:p>
          </table:table-cell>
          <table:table-cell table:style-name="ce24" office:value-type="string">
            <text:p>BIIRULE-T15-R006</text:p>
          </table:table-cell>
          <table:table-cell table:style-name="ce24" office:value-type="string">
            <text:p>(cbc:PaymentDueDate and /ubl:Invoice/cbc:IssueDate) and (number(translate(cbc:PaymentDueDate,'-','')) &gt;= number(translate(/ubl:Invoice/cbc:IssueDate,'-','')))<text:span text:style-name="T3"> or (not(cbc:PaymentDueDate))</text:span></text:p>
          </table:table-cell>
          <table:table-cell table:style-name="ce22"/>
          <table:table-cell table:style-name="ce24" office:value-type="string">
            <text:p>Corrected 16-08 – ORIG: (cbc:PaymentDueDate and /ubl:Invoice/cbc:IssueDate) and not(number(translate(cbc:PaymentDueDate,'-','')) &lt; number(translate(/ubl:Invoice/cbc:IssueDate,'-',''))) or number(translate(cbc:PaymentDueDate,'-','')) = number(translate(/ubl:Invoice/cbc:IssueDate,'-','')) or (not(cbc:PaymentDueDate))</text:p>
          </table:table-cell>
          <table:table-cell table:number-columns-repeated="1019"/>
        </table:table-row>
        <table:table-row table:style-name="ro8">
          <table:table-cell table:style-name="ce22" office:value-type="string">
            <text:p>T15</text:p>
          </table:table-cell>
          <table:table-cell table:style-name="ce24" office:value-type="string">
            <text:p>BIIRULE-T15-R007</text:p>
          </table:table-cell>
          <table:table-cell table:style-name="ce24" office:value-type="string">
            <text:p>(cbc:PaymentMeansCode = '31') and //cac:PayeeFinancialAccount/cbc:ID or (cbc:PaymentMeansCode != '31')</text:p>
          </table:table-cell>
          <table:table-cell table:number-columns-repeated="1021"/>
        </table:table-row>
        <table:table-row table:style-name="ro11">
          <table:table-cell table:style-name="ce22" office:value-type="string">
            <text:p>T15</text:p>
          </table:table-cell>
          <table:table-cell table:style-name="ce24" office:value-type="string">
            <text:p>BIIRULE-T15-R008</text:p>
          </table:table-cell>
          <table:table-cell table:style-name="ce24" office:value-type="string">
            <text:p>(cac:PayeeFinancialAccount/cbc:ID/@schemeID and (cac:PayeeFinancialAccount/cbc:ID/@schemeID = 'IBAN') and cac:PayeeFinancialAccount/cac:FinancialInstitutionBranch/cac:FinancialInstitution/cbc:ID) or (cac:PayeeFinancialAccount/cbc:ID/@schemeID != 'IBAN') or (not(cac:PayeeFinancialAccount/cbc:ID/@schemeID))</text:p>
          </table:table-cell>
          <table:table-cell table:number-columns-repeated="1021"/>
        </table:table-row>
        <table:table-row table:style-name="ro8">
          <table:table-cell table:style-name="ce22" office:value-type="string">
            <text:p>T15</text:p>
          </table:table-cell>
          <table:table-cell table:style-name="ce24" office:value-type="string">
            <text:p>BIIRULE-T15-R009</text:p>
          </table:table-cell>
          <table:table-cell table:style-name="ce28" office:value-type="string">
            <text:p>count(cac:TaxSubtotal/*/*/cbc:ID) = count(cac:TaxSubtotal/*/*/cbc:ID[. = 'VAT']) or count(cac:TaxSubtotal/*/*/cbc:ID[. = 'VAT']) = 0</text:p>
          </table:table-cell>
          <table:table-cell table:style-name="ce22"/>
          <table:table-cell table:number-columns-repeated="1020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10</text:p>
          </table:table-cell>
          <table:table-cell table:style-name="ce28" office:value-type="string">
            <text:p>number(cbc:TaxAmount) = number(round(sum(cac:TaxSubtotal/cbc:TaxAmount) <text:s/>* 10 * 10) div 100)</text:p>
          </table:table-cell>
          <table:table-cell table:style-name="ce22"/>
          <table:table-cell table:number-columns-repeated="1020"/>
        </table:table-row>
        <table:table-row table:style-name="ro8">
          <table:table-cell table:style-name="ce22" office:value-type="string">
            <text:p>T15</text:p>
          </table:table-cell>
          <table:table-cell table:style-name="ce24" office:value-type="string">
            <text:p>BIIRULE-T15-R011</text:p>
          </table:table-cell>
          <table:table-cell table:style-name="ce28" office:value-type="string">
            <text:p>number(cbc:LineExtensionAmount) = number(round(sum(//cac:InvoiceLine/cbc:LineExtensionAmount) * 10 * 10) div 100)</text:p>
          </table:table-cell>
          <table:table-cell table:number-columns-repeated="1021"/>
        </table:table-row>
        <table:table-row table:style-name="ro12">
          <table:table-cell table:style-name="ce22" office:value-type="string">
            <text:p>T15</text:p>
          </table:table-cell>
          <table:table-cell table:style-name="ce24" office:value-type="string">
            <text:p>BIIRULE-T15-R012</text:p>
          </table:table-cell>
          <table:table-cell table:style-name="ce29" office:value-type="string">
            <text:p>((cbc:ChargeTotalAmount) and (cbc:AllowanceTotalAmount) and (number(cbc:TaxExclusiveAmount) = round((number(cbc:LineExtensionAmount) + number(cbc:ChargeTotalAmount) - number(cbc:AllowanceTotalAmount)) * 10 * 10) div 100 )) <text:s/>or (not(cbc:ChargeTotalAmount) and (cbc:AllowanceTotalAmount) and (number(cbc:TaxExclusiveAmount) = round((number(cbc:LineExtensionAmount) - number(cbc:AllowanceTotalAmount)) * 10 * 10 ) div 100)) or ((cbc:ChargeTotalAmount) and not(cbc:AllowanceTotalAmount) and (number(cbc:TaxExclusiveAmount) = round((number(cbc:LineExtensionAmount) + number(cbc:ChargeTotalAmount)) * 10 * 10 ) div 100)) or (not(cbc:ChargeTotalAmount) and not(cbc:AllowanceTotalAmount) and (number(cbc:TaxExclusiveAmount) = number(cbc:LineExtensionAmount)))</text:p>
          </table:table-cell>
          <table:table-cell table:number-columns-repeated="1021"/>
        </table:table-row>
        <table:table-row table:style-name="ro13">
          <table:table-cell table:style-name="ce22" office:value-type="string">
            <text:p>T15</text:p>
          </table:table-cell>
          <table:table-cell table:style-name="ce24" office:value-type="string">
            <text:p>BIIRULE-T15-R013</text:p>
          </table:table-cell>
          <table:table-cell table:style-name="ce29" office:value-type="string">
            <text:p><text:span text:style-name="T4">((cbc:PayableRoundingAmount) </text:span><text:span text:style-name="T5">and</text:span><text:span text:style-name="T4"> (</text:span><text:span text:style-name="T6">number</text:span><text:span text:style-name="T4">(cbc:TaxInclusiveAmount) </text:span><text:span text:style-name="T5">=</text:span><text:span text:style-name="T4"> </text:span><text:span text:style-name="T4">(</text:span><text:span text:style-name="T6">round</text:span><text:span text:style-name="T4">((</text:span><text:span text:style-name="T6">number</text:span><text:span text:style-name="T4">(cbc:TaxExclusiveAmount) </text:span><text:span text:style-name="T5">+</text:span><text:span text:style-name="T4"> </text:span><text:span text:style-name="T6">number</text:span><text:span text:style-name="T4">(</text:span><text:span text:style-name="T6">sum</text:span><text:span text:style-name="T4">(</text:span><text:span text:style-name="T5">/</text:span><text:span text:style-name="T4">ubl:Invoice</text:span><text:span text:style-name="T5">/</text:span><text:span text:style-name="T4">cac:TaxTotal</text:span><text:span text:style-name="T5">/</text:span><text:span text:style-name="T4">cbc:TaxAmount)) </text:span><text:span text:style-name="T5">+</text:span><text:span text:style-name="T4"> </text:span><text:span text:style-name="T6">number</text:span><text:span text:style-name="T4">(cbc:PayableRoundingAmount)) </text:span><text:span text:style-name="T5">*</text:span><text:span text:style-name="T7">10</text:span><text:span text:style-name="T4"> </text:span><text:span text:style-name="T5">*</text:span><text:span text:style-name="T4"> </text:span><text:span text:style-name="T7">10</text:span><text:span text:style-name="T4">) </text:span><text:span text:style-name="T5">div</text:span><text:span text:style-name="T4"> </text:span><text:span text:style-name="T7">100</text:span><text:span text:style-name="T4">))) </text:span><text:span text:style-name="T5">or</text:span><text:span text:style-name="T4"> </text:span><text:span text:style-name="T4">(</text:span><text:span text:style-name="T6">number</text:span><text:span text:style-name="T4">(cbc:TaxInclusiveAmount) </text:span><text:span text:style-name="T5">=</text:span><text:span text:style-name="T4"> </text:span><text:span text:style-name="T6">round</text:span><text:span text:style-name="T4">(( </text:span><text:span text:style-name="T6">number</text:span><text:span text:style-name="T4">(cbc:TaxExclusiveAmount) </text:span><text:span text:style-name="T5">+</text:span><text:span text:style-name="T4"> </text:span><text:span text:style-name="T6">number</text:span><text:span text:style-name="T4">(</text:span><text:span text:style-name="T6">sum</text:span><text:span text:style-name="T4">(</text:span><text:span text:style-name="T5">/</text:span><text:span text:style-name="T4">ubl:Invoice</text:span><text:span text:style-name="T5">/</text:span><text:span text:style-name="T4">cac:TaxTotal</text:span><text:span text:style-name="T5">/</text:span><text:span text:style-name="T4">cbc:TaxAmount))) </text:span><text:span text:style-name="T5">*</text:span><text:span text:style-name="T4"> </text:span><text:span text:style-name="T7">10</text:span><text:span text:style-name="T4"> </text:span><text:span text:style-name="T5">*</text:span><text:span text:style-name="T4"> </text:span><text:span text:style-name="T7">10</text:span><text:span text:style-name="T4">) </text:span><text:span text:style-name="T5">div</text:span><text:span text:style-name="T4"> </text:span><text:span text:style-name="T7">100</text:span><text:span text:style-name="T4">)</text:span>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14</text:p>
          </table:table-cell>
          <table:table-cell table:style-name="ce24" office:value-type="string">
            <text:p>number(cbc:TaxInclusiveAmount) &gt;= 0</text:p>
          </table:table-cell>
          <table:table-cell table:number-columns-repeated="1021"/>
        </table:table-row>
        <table:table-row table:style-name="ro14">
          <table:table-cell table:style-name="ce22" office:value-type="string">
            <text:p>T15</text:p>
          </table:table-cell>
          <table:table-cell table:style-name="ce24" office:value-type="string">
            <text:p>BIIRULE-T15-R015</text:p>
          </table:table-cell>
          <table:table-cell table:style-name="ce28" office:value-type="string">
            <text:p>(cbc:AllowanceTotalAmount) and number(cbc:AllowanceTotalAmount) = (round(sum(/ubl:Invoice/cac:AllowanceCharge[cbc:ChargeIndicator="false"]/cbc:Amount) * 10 * 10) div 100) or not(cbc:AllowanceTotalAmount)</text:p>
          </table:table-cell>
          <table:table-cell table:number-columns-repeated="1021"/>
        </table:table-row>
        <table:table-row table:style-name="ro14">
          <table:table-cell table:style-name="ce22" office:value-type="string">
            <text:p>T15</text:p>
          </table:table-cell>
          <table:table-cell table:style-name="ce24" office:value-type="string">
            <text:p>BIIRULE-T15-R016</text:p>
          </table:table-cell>
          <table:table-cell table:style-name="ce28" office:value-type="string">
            <text:p>(cbc:ChargeTotalAmount) and number(cbc:ChargeTotalAmount) = (round(sum(/ubl:Invoice/cac:AllowanceCharge[cbc:ChargeIndicator="true"]/cbc:Amount) <text:s/>* 10 * 10) div 100) or not(cbc:ChargeTotalAmount)</text:p>
          </table:table-cell>
          <table:table-cell table:number-columns-repeated="1021"/>
        </table:table-row>
        <table:table-row table:style-name="ro15">
          <table:table-cell table:style-name="ce22" office:value-type="string">
            <text:p>T15</text:p>
          </table:table-cell>
          <table:table-cell table:style-name="ce24" office:value-type="string">
            <text:p>BIIRULE-T15-R017</text:p>
          </table:table-cell>
          <table:table-cell table:style-name="ce29" office:value-type="string">
            <text:p>(cbc:PrepaidAmount) and (number(cbc:PayableAmount) = (round((cbc:TaxInclusiveAmount - cbc:PrepaidAmount) * 10 * 10) div 100)) or number(cbc:PayableAmount) = number(cbc:TaxInclusiveAmount)</text:p>
          </table:table-cell>
          <table:table-cell table:number-columns-repeated="1021"/>
        </table:table-row>
        <table:table-row table:style-name="ro16">
          <table:table-cell table:style-name="ce22" office:value-type="string">
            <text:p>T15</text:p>
          </table:table-cell>
          <table:table-cell table:style-name="ce24" office:value-type="string">
            <text:p>BIIRULE-T15-R018</text:p>
          </table:table-cell>
          <table:table-cell table:style-name="ce24" office:value-type="string">
            <office:annotation draw:style-name="gr1" draw:text-style-name="P1" svg:width="2.884cm" svg:height="1.032cm" svg:x="26.538cm" svg:y="38.353cm" draw:caption-point-x="-0.558cm" draw:caption-point-y="-4.013cm">
              <dc:creator>OB</dc:creator>
              <dc:date>1899-12-28T00:00:00</dc:date>
              <text:p text:style-name="P1"><text:span text:style-name="T1">EC Rule</text:span></text:p>
              <text:p text:style-name="P1"><text:span text:style-name="T2"/></text:p>
            </office:annotation>
            <text:p>not(cbc:InvoicedQuantity) or not(cac:Price/cbc:PriceAmount) or (not(cac:Price/cbc:BaseQuantity) and <text:s/>number(cbc:LineExtensionAmount) = (round(number(cac:Price/cbc:PriceAmount) *number(cbc:InvoicedQuantity) * 10 * 10) div 100) + ( round(sum(cac:AllowanceCharge[child::cbc:ChargeIndicator='true']/cbc:Amount) *10 * 10) div 100 ) - ( round(sum(cac:AllowanceCharge[child::cbc:ChargeIndicator='false']/cbc:Amount) *10 * 10) div 100 ) ) or ((cac:Price/cbc:BaseQuantity) and <text:s/>number(cbc:LineExtensionAmount) = (round((number(cac:Price/cbc:PriceAmount) div number(cac:Price/cbc:BaseQuantity) * number(cbc:InvoicedQuantity)) * 10 * 10) div 100)+ (round(sum(cac:AllowanceCharge[child::cbc:ChargeIndicator='true']/cbc:Amount) * 10 * 10) div 100 ) -(round(sum(cac:AllowanceCharge[child::cbc:ChargeIndicator='false']/cbc:Amount) *10 * 10) div 100))</text:p>
          </table:table-cell>
          <table:table-cell table:style-name="Default"/>
          <table:table-cell table:style-name="ce24" office:value-type="string">
            <office:annotation draw:style-name="gr1" draw:text-style-name="P1" svg:width="2.884cm" svg:height="1.032cm" svg:x="43.593cm" svg:y="38.353cm" draw:caption-point-x="-0.558cm" draw:caption-point-y="-4.013cm">
              <dc:creator>OB</dc:creator>
              <dc:date>1899-12-28T00:00:00</dc:date>
              <text:p text:style-name="P1"><text:span text:style-name="T1">EC Rule</text:span></text:p>
              <text:p text:style-name="P1"><text:span text:style-name="T2"/></text:p>
            </office:annotation>
            <text:p>not(cbc:InvoicedQuantity) or not(cac:Price/cbc:PriceAmount) or (not(cac:Price/cbc:BaseQuantity) and <text:s/>number(cbc:LineExtensionAmount) = (round(number(cac:Price/cbc:PriceAmount) *number(cbc:InvoicedQuantity) * 10 * 10) div 100) + ( round(sum(cac:AllowanceCharge[child::cbc:ChargeIndicator='true']/cbc:Amount) *10 * 10) div 100 ) - ( round(sum(cac:AllowanceCharge[child::cbc:ChargeIndicator='false']/cbc:Amount) *10 * 10) div 100 ) ) or ((cac:Price/cbc:BaseQuantity) and <text:s/>number(cbc:LineExtensionAmount) = (round((number(cac:Price/cbc:PriceAmount) div number(cac:Price/cbc:BaseQuantity) * number(cbc:InvoicedQuantity)) * 10 * 10) div 100)+ (round(sum(cac:AllowanceCharge[child::cbc:ChargeIndicator='true']/cbc:Amount) * 10 * 10) div 100 ) -(round(sum(cac:AllowanceCharge[child::cbc:ChargeIndicator='false']/cbc:Amount) *10 * 10) div 100))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19</text:p>
          </table:table-cell>
          <table:table-cell table:style-name="ce24" office:value-type="string">
            <text:p>string-length(string(cbc:Name)) &lt;= 50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20</text:p>
          </table:table-cell>
          <table:table-cell table:style-name="ce24" office:value-type="string">
            <text:p>not((cac:StandardItemIdentification)) or (cac:StandardItemIdentification/cbc:ID/@schemeID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21</text:p>
          </table:table-cell>
          <table:table-cell table:style-name="ce24" office:value-type="string">
            <text:p>not((cac:CommodityClassification)) or (cac:CommodityClassification/cbc:ItemClassificationCode/@listID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22</text:p>
          </table:table-cell>
          <table:table-cell table:style-name="ce24" office:value-type="string">
            <text:p>number(.) &gt;=0</text:p>
          </table:table-cell>
          <table:table-cell table:number-columns-repeated="1021"/>
        </table:table-row>
        <table:table-row table:style-name="ro8">
          <table:table-cell table:style-name="ce22" office:value-type="string">
            <text:p>T15</text:p>
          </table:table-cell>
          <table:table-cell table:style-name="ce24" office:value-type="string">
            <text:p>BIIRULE-T15-R023</text:p>
          </table:table-cell>
          <table:table-cell table:style-name="ce24" office:value-type="string">
            <text:p>(cac:BillingReference/cac:InvoiceDocumentReference/cbc:ID) or (cac:BillingReference/cac:CreditNoteDocumentReferene/cbc:ID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24</text:p>
          </table:table-cell>
          <table:table-cell table:style-name="ce24" office:value-type="string">
            <text:p>(cbc:IssueDate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25</text:p>
          </table:table-cell>
          <table:table-cell table:style-name="ce24" office:value-type="string">
            <text:p>(cbc:ID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26</text:p>
          </table:table-cell>
          <table:table-cell table:style-name="ce24" office:value-type="string">
            <text:p>(cac:Item/cbc:Name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27</text:p>
          </table:table-cell>
          <table:table-cell table:style-name="ce24" office:value-type="string">
            <text:p>(cac:AccountingSupplierParty/cac:Party/cac:PartyName/cbc:Name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28</text:p>
          </table:table-cell>
          <table:table-cell table:style-name="ce24" office:value-type="string">
            <text:p>(cac:AccountingCustomerParty/cac:Party/cac:PartyName/cbc:Name)</text:p>
          </table:table-cell>
          <table:table-cell table:number-columns-repeated="1021"/>
        </table:table-row>
        <table:table-row table:style-name="ro11">
          <table:table-cell table:style-name="ce22" office:value-type="string">
            <text:p>T15</text:p>
          </table:table-cell>
          <table:table-cell table:style-name="ce24" office:value-type="string">
            <text:p>BIIRULE-T15-R029</text:p>
          </table:table-cell>
          <table:table-cell table:style-name="ce24" office:value-type="string">
            <text:p>((cac:TaxTotal[cac:TaxSubtotal/cac:TaxCategory/cac:TaxScheme/cbc:ID = 'VAT']/cbc:TaxAmount) and (sum(cac:TaxTotal//cac:TaxSubtotal/cbc:TaxableAmount) = number(cac:LegalMonetaryTotal/cbc:TaxExclusiveAmount))) or not((cac:TaxTotal[cac:TaxSubtotal/cac:TaxCategory/cac:TaxScheme/cbc:ID = 'VAT'])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0</text:p>
          </table:table-cell>
          <table:table-cell table:style-name="ce24" office:value-type="string">
            <text:p>(cbc:UBLVersionID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1</text:p>
          </table:table-cell>
          <table:table-cell table:style-name="ce24" office:value-type="string">
            <text:p>(cbc:CustomizationID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2</text:p>
          </table:table-cell>
          <table:table-cell table:style-name="ce24" office:value-type="string">
            <text:p>(cbc:ProfileID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3</text:p>
          </table:table-cell>
          <table:table-cell table:style-name="ce24" office:value-type="string">
            <text:p>cbc:ID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4</text:p>
          </table:table-cell>
          <table:table-cell table:style-name="ce24" office:value-type="string">
            <text:p>(cac:InvoiceLine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5</text:p>
          </table:table-cell>
          <table:table-cell table:style-name="ce24" office:value-type="string">
            <text:p>(cbc:DocumentCurrencyCode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6</text:p>
          </table:table-cell>
          <table:table-cell table:style-name="ce24" office:value-type="string">
            <text:p>(cac:OrderReference/cbc:ID) or not(cac:OrderReference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7</text:p>
          </table:table-cell>
          <table:table-cell table:style-name="ce24" office:value-type="string">
            <text:p>(cac:ContractDocumentReference/cbc:ID) or not(cac:ContractDocumentReference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8</text:p>
          </table:table-cell>
          <table:table-cell table:style-name="ce24" office:value-type="string">
            <text:p>cbc:ID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39</text:p>
          </table:table-cell>
          <table:table-cell table:style-name="ce24" office:value-type="string">
            <text:p>(cac:LegalMonetaryTotal/cbc:PayableAmount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40</text:p>
          </table:table-cell>
          <table:table-cell table:style-name="ce24" office:value-type="string">
            <text:p>(cac:LegalMonetaryTotal/cbc:TaxInclusiveAmount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41</text:p>
          </table:table-cell>
          <table:table-cell table:style-name="ce24" office:value-type="string">
            <text:p>(cbc:IdentificationCode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42</text:p>
          </table:table-cell>
          <table:table-cell table:style-name="ce24" office:value-type="string">
            <text:p>(cbc:CompanyID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43</text:p>
          </table:table-cell>
          <table:table-cell table:style-name="ce24" office:value-type="string">
            <text:p>(cac:LegalMonetaryTotal/cbc:TaxExclusiveAmount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44</text:p>
          </table:table-cell>
          <table:table-cell table:style-name="ce24" office:value-type="string">
            <text:p>(cac:LegalMonetaryTotal/cbc:LineExtensionAmount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45</text:p>
          </table:table-cell>
          <table:table-cell table:style-name="ce24" office:value-type="string">
            <text:p>not(cac:PaymentMeans) or (cac:PaymentMeans/cbc:PaymentMeansCode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46</text:p>
          </table:table-cell>
          <table:table-cell table:style-name="ce24" office:value-type="string">
            <text:p>cbc:ID</text:p>
          </table:table-cell>
          <table:table-cell table:number-columns-repeated="1021"/>
        </table:table-row>
        <table:table-row table:style-name="ro8">
          <table:table-cell table:style-name="ce22" office:value-type="string">
            <text:p>T15</text:p>
          </table:table-cell>
          <table:table-cell table:style-name="ce24" office:value-type="string">
            <text:p>BIIRULE-T15-R047</text:p>
          </table:table-cell>
          <table:table-cell table:style-name="ce30" office:value-type="string">
            <text:p>boolean(self::node()[cac:TaxCategory/cac:TaxScheme/cbc:ID = 'VAT']/cbc:TaxableAmount) or (cac:TaxCategory/cac:TaxScheme/cbc:ID != 'VAT')</text:p>
          </table:table-cell>
          <table:table-cell table:number-columns-repeated="1021"/>
        </table:table-row>
        <table:table-row table:style-name="ro8">
          <table:table-cell table:style-name="ce22" office:value-type="string">
            <text:p>T15</text:p>
          </table:table-cell>
          <table:table-cell table:style-name="ce24" office:value-type="string">
            <text:p>BIIRULE-T15-R048</text:p>
          </table:table-cell>
          <table:table-cell table:style-name="ce30" office:value-type="string">
            <text:p>boolean(self::node()[cac:TaxCategory/cac:TaxScheme/cbc:ID = 'VAT']/cbc:TaxAmount) or (cac:TaxCategory/cac:TaxScheme/cbc:ID != 'VAT')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49</text:p>
          </table:table-cell>
          <table:table-cell table:style-name="ce24" office:value-type="string">
            <text:p>cbc:ID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50</text:p>
          </table:table-cell>
          <table:table-cell table:style-name="ce24" office:value-type="string">
            <text:p>cbc:ID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4" office:value-type="string">
            <text:p>BIIRULE-T15-R051</text:p>
          </table:table-cell>
          <table:table-cell table:style-name="ce24" office:value-type="string">
            <text:p>cbc:LineExtensionAmount</text:p>
          </table:table-cell>
          <table:table-cell table:number-columns-repeated="1021"/>
        </table:table-row>
        <table:table-row table:style-name="ro2">
          <table:table-cell table:style-name="ce22" office:value-type="string">
            <text:p>T15</text:p>
          </table:table-cell>
          <table:table-cell table:style-name="ce24" office:value-type="string">
            <text:p>BIIRULE-T15-R052</text:p>
          </table:table-cell>
          <table:table-cell table:style-name="ce1" office:value-type="string">
            <text:p>cac:Price/cbc:PriceAmount</text:p>
          </table:table-cell>
          <table:table-cell table:style-name="ce24"/>
          <table:table-cell table:number-columns-repeated="1020"/>
        </table:table-row>
        <table:table-row table:style-name="ro2">
          <table:table-cell table:style-name="ce22" office:value-type="string">
            <text:p>T15</text:p>
          </table:table-cell>
          <table:table-cell table:style-name="ce24" office:value-type="string">
            <text:p>BIIRULE-T15-R053</text:p>
          </table:table-cell>
          <table:table-cell table:style-name="ce1" office:value-type="string">
            <text:p>cac:TaxTotal</text:p>
          </table:table-cell>
          <table:table-cell table:style-name="ce24"/>
          <table:table-cell table:number-columns-repeated="1020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Total Amounts</text:p>
          </table:table-cell>
          <table:table-cell table:style-name="ce24" office:value-type="string">
            <text:p>//cac:LegalMonetaryTotal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Tax Total</text:p>
          </table:table-cell>
          <table:table-cell table:style-name="ce24" office:value-type="string">
            <text:p>/ubl:Invoice/cac:TaxTotal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Tax Scheme</text:p>
          </table:table-cell>
          <table:table-cell table:style-name="ce24" office:value-type="string">
            <text:p>//cac:TaxScheme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Tax Category</text:p>
          </table:table-cell>
          <table:table-cell table:style-name="ce24" office:value-type="string">
            <text:p>//cac:TaxCategory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Supplier</text:p>
          </table:table-cell>
          <table:table-cell table:style-name="ce24" office:value-type="string">
            <text:p>//cac:AccountingSupplierParty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Payment Means</text:p>
          </table:table-cell>
          <table:table-cell table:style-name="ce24" office:value-type="string">
            <text:p>//cac:PaymentMeans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Party Legal Entity</text:p>
          </table:table-cell>
          <table:table-cell table:style-name="ce24" office:value-type="string">
            <text:p>//cac:PartyLegalEntity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Item Price</text:p>
          </table:table-cell>
          <table:table-cell table:style-name="ce24" office:value-type="string">
            <text:p>//cac:InvoiceLine/cac:Price/cbc:PriceAmount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Item</text:p>
          </table:table-cell>
          <table:table-cell table:style-name="ce24" office:value-type="string">
            <text:p>//cac:Item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Invoice Period</text:p>
          </table:table-cell>
          <table:table-cell table:style-name="ce24" office:value-type="string">
            <text:p>//cac:InvoicePeriod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Invoice Line</text:p>
          </table:table-cell>
          <table:table-cell table:style-name="ce24" office:value-type="string">
            <text:p>//cac:InvoiceLine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Invoice</text:p>
          </table:table-cell>
          <table:table-cell table:style-name="ce24" office:value-type="string">
            <text:p>/ubl:Invoice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Customer</text:p>
          </table:table-cell>
          <table:table-cell table:style-name="ce24" office:value-type="string">
            <text:p>//cac:AccountingCustomerParty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Country</text:p>
          </table:table-cell>
          <table:table-cell table:style-name="ce24" office:value-type="string">
            <text:p>//cac:Country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Annex</text:p>
          </table:table-cell>
          <table:table-cell table:style-name="ce24" office:value-type="string">
            <text:p>//cac:AdditionalDocumentReference</text:p>
          </table:table-cell>
          <table:table-cell table:number-columns-repeated="1021"/>
        </table:table-row>
        <table:table-row table:style-name="ro7">
          <table:table-cell table:style-name="ce22" office:value-type="string">
            <text:p>T15</text:p>
          </table:table-cell>
          <table:table-cell table:style-name="ce25" office:value-type="string">
            <text:p>Tax Subtotal</text:p>
          </table:table-cell>
          <table:table-cell table:style-name="ce24" office:value-type="string">
            <text:p>/ubl:Invoice/cac:TaxTotal/cac:TaxSubtotal</text:p>
          </table:table-cell>
          <table:table-cell table:number-columns-repeated="1021"/>
        </table:table-row>
        <table:table-row table:style-name="ro17" table:number-rows-repeated="65465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tifacts" table:style-name="ta1">
        <table:table-column table:style-name="co12" table:default-cell-style-name="ce1"/>
        <table:table-column table:style-name="co14" table:default-cell-style-name="ce1"/>
        <table:table-column table:style-name="co12" table:number-columns-repeated="1021" table:default-cell-style-name="ce1"/>
        <table:table-column table:style-name="co8" table:default-cell-style-name="ce1"/>
        <table:table-row table:style-name="ro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6" office:value-type="string">
            <text:p>T15</text:p>
          </table:table-cell>
          <table:table-cell office:value-type="string">
            <text:p>UBL</text:p>
          </table:table-cell>
          <table:table-cell table:style-name="ce20" office:value-type="string">
            <text:p>urn:oasis:names:specification:ubl:schema:xsd:Invoice-2</text:p>
          </table:table-cell>
          <table:table-cell table:number-columns-repeated="1020"/>
        </table:table-row>
        <table:table-row table:style-name="ro1" table:number-rows-repeated="6553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abstract.A1:abstract.AMJ65536">
          <table:sort>
            <table:sort-by table:field-number="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Verdana" svg:font-family="Verdana"/>
    <style:font-face style:name="Verdana1" svg:font-family="Verdana1"/>
    <style:font-face style:name="Verdana11" svg:font-family="Verdana11"/>
    <style:font-face style:name="Verdana2" svg:font-family="Verdana2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8">08/12/2011</text:date>, <text:time>10:2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Oriol Bausà</meta:initial-creator>
    <dc:creator>Oriol Bausà</dc:creator>
    <meta:creation-date>2008-12-08T14:00:31Z</meta:creation-date>
    <dc:date>2011-12-08T10:22:05</dc:date>
    <meta:editing-cycles>136</meta:editing-cycles>
    <meta:editing-duration>PT173H42M36S</meta:editing-duration>
    <meta:document-statistic meta:table-count="3" meta:cell-count="490" meta:object-count="0"/>
  </office:meta>
</office:document-meta>
</file>